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32" calcext:value-type="float">
            <text:p>90.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232" calcext:value-type="float">
            <text:p>90.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201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201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616" calcext:value-type="float">
            <text:p>91.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856" calcext:value-type="float">
            <text:p>91.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201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616" calcext:value-type="float">
            <text:p>91.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201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201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376" calcext:value-type="float">
            <text:p>91.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992" calcext:value-type="float">
            <text:p>90.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200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624" calcext:value-type="float">
            <text:p>91.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424" calcext:value-type="float">
            <text:p>91.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992" calcext:value-type="float">
            <text:p>90.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200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288" calcext:value-type="float">
            <text:p>91.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2006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424" calcext:value-type="float">
            <text:p>91.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568" calcext:value-type="float">
            <text:p>91.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328" calcext:value-type="float">
            <text:p>91.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200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328" calcext:value-type="float">
            <text:p>91.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200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200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9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472" calcext:value-type="float">
            <text:p>91.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1912" calcext:value-type="float">
            <text:p>92.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52" calcext:value-type="float">
            <text:p>91.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9" calcext:value-type="float">
            <text:p>91.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9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2568" calcext:value-type="float">
            <text:p>91.4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9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5408" calcext:value-type="float">
            <text:p>91.2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6704" calcext:value-type="float">
            <text:p>90.9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9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8312" calcext:value-type="float">
            <text:p>90.8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9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2816" calcext:value-type="float">
            <text:p>91.8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7456" calcext:value-type="float">
            <text:p>90.8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8016" calcext:value-type="float">
            <text:p>91.5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7664" calcext:value-type="float">
            <text:p>91.0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8128" calcext:value-type="float">
            <text:p>90.1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716" calcext:value-type="float">
            <text:p>95.3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7464" calcext:value-type="float">
            <text:p>97.0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2808" calcext:value-type="float">
            <text:p>97.1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404" calcext:value-type="float">
            <text:p>97.0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0136" calcext:value-type="float">
            <text:p>97.1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5856" calcext:value-type="float">
            <text:p>97.1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2808" calcext:value-type="float">
            <text:p>97.1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5104" calcext:value-type="float">
            <text:p>97.2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3768" calcext:value-type="float">
            <text:p>97.2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8424" calcext:value-type="float">
            <text:p>97.1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1848" calcext:value-type="float">
            <text:p>97.0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3456" calcext:value-type="float">
            <text:p>96.9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26" calcext:value-type="float">
            <text:p>97.0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9176" calcext:value-type="float">
            <text:p>97.0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4792" calcext:value-type="float">
            <text:p>97.0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9176" calcext:value-type="float">
            <text:p>97.0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832" calcext:value-type="float">
            <text:p>97.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5088" calcext:value-type="float">
            <text:p>96.3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4712" calcext:value-type="float">
            <text:p>96.3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4464" calcext:value-type="float">
            <text:p>95.9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58" calcext:value-type="float">
            <text:p>95.9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0664" calcext:value-type="float">
            <text:p>95.9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6384" calcext:value-type="float">
            <text:p>96.0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82" calcext:value-type="float">
            <text:p>96.0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344" calcext:value-type="float">
            <text:p>96.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296" calcext:value-type="float">
            <text:p>96.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8576" calcext:value-type="float">
            <text:p>96.0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3336" calcext:value-type="float">
            <text:p>96.0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8096" calcext:value-type="float">
            <text:p>96.0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344" calcext:value-type="float">
            <text:p>96.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344" calcext:value-type="float">
            <text:p>96.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1248" calcext:value-type="float">
            <text:p>96.0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296" calcext:value-type="float">
            <text:p>96.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964" calcext:value-type="float">
            <text:p>96.1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6216" calcext:value-type="float">
            <text:p>96.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1456" calcext:value-type="float">
            <text:p>96.2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4168" calcext:value-type="float">
            <text:p>96.5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0704" calcext:value-type="float">
            <text:p>96.3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1184" calcext:value-type="float">
            <text:p>96.3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3856" calcext:value-type="float">
            <text:p>96.3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872" calcext:value-type="float">
            <text:p>96.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9952" calcext:value-type="float">
            <text:p>96.3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5568" calcext:value-type="float">
            <text:p>96.3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4232" calcext:value-type="float">
            <text:p>96.3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5192" calcext:value-type="float">
            <text:p>96.4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9576" calcext:value-type="float">
            <text:p>96.4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1016" calcext:value-type="float">
            <text:p>96.5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1496" calcext:value-type="float">
            <text:p>96.5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3312" calcext:value-type="float">
            <text:p>96.6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732" calcext:value-type="float">
            <text:p>96.6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3312" calcext:value-type="float">
            <text:p>96.6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3688" calcext:value-type="float">
            <text:p>96.5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1976" calcext:value-type="float">
            <text:p>96.5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2832" calcext:value-type="float">
            <text:p>96.5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5024" calcext:value-type="float">
            <text:p>96.5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2352" calcext:value-type="float">
            <text:p>96.5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9576" calcext:value-type="float">
            <text:p>96.4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3752" calcext:value-type="float">
            <text:p>96.3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4272" calcext:value-type="float">
            <text:p>96.6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2456" calcext:value-type="float">
            <text:p>96.6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7864" calcext:value-type="float">
            <text:p>96.4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876" calcext:value-type="float">
            <text:p>96.7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1872" calcext:value-type="float">
            <text:p>96.5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4296" calcext:value-type="float">
            <text:p>96.0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4272" calcext:value-type="float">
            <text:p>96.6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208" calcext:value-type="float">
            <text:p>96.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2352" calcext:value-type="float">
            <text:p>96.5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2232" calcext:value-type="float">
            <text:p>95.5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4208" calcext:value-type="float">
            <text:p>96.9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4104" calcext:value-type="float">
            <text:p>96.8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3184" calcext:value-type="float">
            <text:p>97.1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2432" calcext:value-type="float">
            <text:p>97.1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2432" calcext:value-type="float">
            <text:p>97.1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2432" calcext:value-type="float">
            <text:p>97.1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9176" calcext:value-type="float">
            <text:p>97.0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1264" calcext:value-type="float">
            <text:p>96.9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9072" calcext:value-type="float">
            <text:p>96.9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5168" calcext:value-type="float">
            <text:p>96.9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9176" calcext:value-type="float">
            <text:p>97.0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4792" calcext:value-type="float">
            <text:p>97.0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4792" calcext:value-type="float">
            <text:p>97.0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5752" calcext:value-type="float">
            <text:p>97.0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0992" calcext:value-type="float">
            <text:p>97.0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7464" calcext:value-type="float">
            <text:p>97.0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2768" calcext:value-type="float">
            <text:p>96.8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2352" calcext:value-type="float">
            <text:p>96.5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5752" calcext:value-type="float">
            <text:p>97.0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88" calcext:value-type="float">
            <text:p>97.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404" calcext:value-type="float">
            <text:p>97.0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3184" calcext:value-type="float">
            <text:p>97.1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976" calcext:value-type="float">
            <text:p>97.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9384" calcext:value-type="float">
            <text:p>97.1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4624" calcext:value-type="float">
            <text:p>97.1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024" calcext:value-type="float">
            <text:p>97.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0616" calcext:value-type="float">
            <text:p>97.1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6336" calcext:value-type="float">
            <text:p>97.1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572" calcext:value-type="float">
            <text:p>99.1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5768" calcext:value-type="float">
            <text:p>101.7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7272" calcext:value-type="float">
            <text:p>97.8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8232" calcext:value-type="float">
            <text:p>97.8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1864" calcext:value-type="float">
            <text:p>97.9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6896" calcext:value-type="float">
            <text:p>97.8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3744" calcext:value-type="float">
            <text:p>97.7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6416" calcext:value-type="float">
            <text:p>97.8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7272" calcext:value-type="float">
            <text:p>97.8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0216" calcext:value-type="float">
            <text:p>97.7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9464" calcext:value-type="float">
            <text:p>97.8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1384" calcext:value-type="float">
            <text:p>97.9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272" calcext:value-type="float">
            <text:p>97.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8816" calcext:value-type="float">
            <text:p>97.9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4536" calcext:value-type="float">
            <text:p>98.0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844" calcext:value-type="float">
            <text:p>98.0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6728" calcext:value-type="float">
            <text:p>98.0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5872" calcext:value-type="float">
            <text:p>98.0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1592" calcext:value-type="float">
            <text:p>98.0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0736" calcext:value-type="float">
            <text:p>98.0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4848" calcext:value-type="float">
            <text:p>98.2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98584" calcext:value-type="float">
            <text:p>98.3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3656" calcext:value-type="float">
            <text:p>98.5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996" calcext:value-type="float">
            <text:p>98.7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188" calcext:value-type="float">
            <text:p>98.8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0376" calcext:value-type="float">
            <text:p>99.0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86" calcext:value-type="float">
            <text:p>99.2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292" calcext:value-type="float">
            <text:p>99.5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3776" calcext:value-type="float">
            <text:p>99.5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576" calcext:value-type="float">
            <text:p>99.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0352" calcext:value-type="float">
            <text:p>99.5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056" calcext:value-type="float">
            <text:p>99.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012" calcext:value-type="float">
            <text:p>100.0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71224" calcext:value-type="float">
            <text:p>100.4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8656" calcext:value-type="float">
            <text:p>100.4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3728" calcext:value-type="float">
            <text:p>100.6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0136" calcext:value-type="float">
            <text:p>100.9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2808" calcext:value-type="float">
            <text:p>100.9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7464" calcext:value-type="float">
            <text:p>100.8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116" calcext:value-type="float">
            <text:p>100.7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4376" calcext:value-type="float">
            <text:p>100.5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304" calcext:value-type="float">
            <text:p>100.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9888" calcext:value-type="float">
            <text:p>100.4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2184" calcext:value-type="float">
            <text:p>100.5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5984" calcext:value-type="float">
            <text:p>100.4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588" calcext:value-type="float">
            <text:p>100.3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588" calcext:value-type="float">
            <text:p>100.3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0744" calcext:value-type="float">
            <text:p>100.4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8928" calcext:value-type="float">
            <text:p>100.3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6336" calcext:value-type="float">
            <text:p>100.9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6336" calcext:value-type="float">
            <text:p>100.9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8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1352" calcext:value-type="float">
            <text:p>99.9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75312" calcext:value-type="float">
            <text:p>101.1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9384" calcext:value-type="float">
            <text:p>100.9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3016" calcext:value-type="float">
            <text:p>101.0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31472" calcext:value-type="float">
            <text:p>100.9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7776" calcext:value-type="float">
            <text:p>101.0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788" calcext:value-type="float">
            <text:p>101.1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932" calcext:value-type="float">
            <text:p>101.2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5688" calcext:value-type="float">
            <text:p>101.1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9552" calcext:value-type="float">
            <text:p>100.8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6336" calcext:value-type="float">
            <text:p>100.9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3224" calcext:value-type="float">
            <text:p>101.2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1784" calcext:value-type="float">
            <text:p>101.1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076" calcext:value-type="float">
            <text:p>101.3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3184" calcext:value-type="float">
            <text:p>100.9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3016" calcext:value-type="float">
            <text:p>101.0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75312" calcext:value-type="float">
            <text:p>101.1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7504" calcext:value-type="float">
            <text:p>101.1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5416" calcext:value-type="float">
            <text:p>101.2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6752" calcext:value-type="float">
            <text:p>101.2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6272" calcext:value-type="float">
            <text:p>101.2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0696" calcext:value-type="float">
            <text:p>101.5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41072" calcext:value-type="float">
            <text:p>101.5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8984" calcext:value-type="float">
            <text:p>101.5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9944" calcext:value-type="float">
            <text:p>101.6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2344" calcext:value-type="float">
            <text:p>101.8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0112" calcext:value-type="float">
            <text:p>101.4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1112" calcext:value-type="float">
            <text:p>94.2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3" calcext:value-type="float">
            <text:p>96.3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776" calcext:value-type="float">
            <text:p>96.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1664" calcext:value-type="float">
            <text:p>96.3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3" calcext:value-type="float">
            <text:p>96.3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8928" calcext:value-type="float">
            <text:p>96.5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0744" calcext:value-type="float">
            <text:p>96.6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7216" calcext:value-type="float">
            <text:p>96.5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4064" calcext:value-type="float">
            <text:p>96.5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6256" calcext:value-type="float">
            <text:p>96.5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5024" calcext:value-type="float">
            <text:p>96.5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636" calcext:value-type="float">
            <text:p>96.6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636" calcext:value-type="float">
            <text:p>96.6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7968" calcext:value-type="float">
            <text:p>96.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492" calcext:value-type="float">
            <text:p>96.5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1976" calcext:value-type="float">
            <text:p>96.5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0368" calcext:value-type="float">
            <text:p>96.6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6464" calcext:value-type="float">
            <text:p>96.6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6464" calcext:value-type="float">
            <text:p>96.6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78" calcext:value-type="float">
            <text:p>96.6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2664" calcext:value-type="float">
            <text:p>96.7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9616" calcext:value-type="float">
            <text:p>96.7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9616" calcext:value-type="float">
            <text:p>96.7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1808" calcext:value-type="float">
            <text:p>96.7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304" calcext:value-type="float">
            <text:p>96.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78" calcext:value-type="float">
            <text:p>96.6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304" calcext:value-type="float">
            <text:p>96.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78" calcext:value-type="float">
            <text:p>96.6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8928" calcext:value-type="float">
            <text:p>96.5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3" calcext:value-type="float">
            <text:p>96.3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6464" calcext:value-type="float">
            <text:p>96.6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352" calcext:value-type="float">
            <text:p>96.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9616" calcext:value-type="float">
            <text:p>96.7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6568" calcext:value-type="float">
            <text:p>96.7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7904" calcext:value-type="float">
            <text:p>96.7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7904" calcext:value-type="float">
            <text:p>96.7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352" calcext:value-type="float">
            <text:p>96.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0472" calcext:value-type="float">
            <text:p>96.7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2184" calcext:value-type="float">
            <text:p>96.7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876" calcext:value-type="float">
            <text:p>96.7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828" calcext:value-type="float">
            <text:p>96.7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6464" calcext:value-type="float">
            <text:p>96.6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2184" calcext:value-type="float">
            <text:p>96.7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8864" calcext:value-type="float">
            <text:p>96.8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356" calcext:value-type="float">
            <text:p>97.0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5776" calcext:value-type="float">
            <text:p>96.5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8656" calcext:value-type="float">
            <text:p>96.6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4856" calcext:value-type="float">
            <text:p>96.7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1432" calcext:value-type="float">
            <text:p>96.8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9448" calcext:value-type="float">
            <text:p>96.9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1848" calcext:value-type="float">
            <text:p>97.0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5376" calcext:value-type="float">
            <text:p>97.1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2704" calcext:value-type="float">
            <text:p>97.0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4208" calcext:value-type="float">
            <text:p>96.9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784" calcext:value-type="float">
            <text:p>97.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1032" calcext:value-type="float">
            <text:p>97.4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5896" calcext:value-type="float">
            <text:p>97.4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2576" calcext:value-type="float">
            <text:p>97.5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508" calcext:value-type="float">
            <text:p>97.7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8816" calcext:value-type="float">
            <text:p>97.9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2824" calcext:value-type="float">
            <text:p>98.0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9024" calcext:value-type="float">
            <text:p>98.1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5976" calcext:value-type="float">
            <text:p>98.1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5976" calcext:value-type="float">
            <text:p>98.1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1216" calcext:value-type="float">
            <text:p>98.1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2928" calcext:value-type="float">
            <text:p>98.1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7792" calcext:value-type="float">
            <text:p>98.1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1696" calcext:value-type="float">
            <text:p>98.1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9504" calcext:value-type="float">
            <text:p>98.1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2072" calcext:value-type="float">
            <text:p>98.1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6352" calcext:value-type="float">
            <text:p>98.0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3512" calcext:value-type="float">
            <text:p>98.2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0464" calcext:value-type="float">
            <text:p>98.2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752" calcext:value-type="float">
            <text:p>98.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9336" calcext:value-type="float">
            <text:p>98.3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9336" calcext:value-type="float">
            <text:p>98.3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8" calcext:value-type="float">
            <text:p>98.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2384" calcext:value-type="float">
            <text:p>98.3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372" calcext:value-type="float">
            <text:p>98.3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7624" calcext:value-type="float">
            <text:p>98.3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6288" calcext:value-type="float">
            <text:p>98.3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848" calcext:value-type="float">
            <text:p>98.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9712" calcext:value-type="float">
            <text:p>98.2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7896" calcext:value-type="float">
            <text:p>98.2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132" calcext:value-type="float">
            <text:p>98.1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324" calcext:value-type="float">
            <text:p>98.3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896" calcext:value-type="float">
            <text:p>98.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2864" calcext:value-type="float">
            <text:p>98.3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944" calcext:value-type="float">
            <text:p>98.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1152" calcext:value-type="float">
            <text:p>98.3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7624" calcext:value-type="float">
            <text:p>98.3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6288" calcext:value-type="float">
            <text:p>98.3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42" calcext:value-type="float">
            <text:p>98.3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4096" calcext:value-type="float">
            <text:p>98.3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6872" calcext:value-type="float">
            <text:p>98.4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992" calcext:value-type="float">
            <text:p>98.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2216" calcext:value-type="float">
            <text:p>98.5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0128" calcext:value-type="float">
            <text:p>98.5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2696" calcext:value-type="float">
            <text:p>98.5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6976" calcext:value-type="float">
            <text:p>98.4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7832" calcext:value-type="float">
            <text:p>98.4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42" calcext:value-type="float">
            <text:p>98.3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42" calcext:value-type="float">
            <text:p>98.3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0776" calcext:value-type="float">
            <text:p>98.4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992" calcext:value-type="float">
            <text:p>98.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6496" calcext:value-type="float">
            <text:p>98.4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3516" calcext:value-type="float">
            <text:p>98.4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0776" calcext:value-type="float">
            <text:p>98.4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3824" calcext:value-type="float">
            <text:p>98.4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7352" calcext:value-type="float">
            <text:p>98.4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564" calcext:value-type="float">
            <text:p>98.4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848" calcext:value-type="float">
            <text:p>98.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8" calcext:value-type="float">
            <text:p>98.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3992" calcext:value-type="float">
            <text:p>98.2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8376" calcext:value-type="float">
            <text:p>98.2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0296" calcext:value-type="float">
            <text:p>98.3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26016" calcext:value-type="float">
            <text:p>98.4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3344" calcext:value-type="float">
            <text:p>98.3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3992" calcext:value-type="float">
            <text:p>98.2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7208" calcext:value-type="float">
            <text:p>98.0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1968" calcext:value-type="float">
            <text:p>98.0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7688" calcext:value-type="float">
            <text:p>98.0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1696" calcext:value-type="float">
            <text:p>98.1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7416" calcext:value-type="float">
            <text:p>98.1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4472" calcext:value-type="float">
            <text:p>98.2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4472" calcext:value-type="float">
            <text:p>98.2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3616" calcext:value-type="float">
            <text:p>98.2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848" calcext:value-type="float">
            <text:p>98.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5912" calcext:value-type="float">
            <text:p>98.3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2864" calcext:value-type="float">
            <text:p>98.3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0128" calcext:value-type="float">
            <text:p>98.5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0984" calcext:value-type="float">
            <text:p>98.5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3176" calcext:value-type="float">
            <text:p>98.5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7664" calcext:value-type="float">
            <text:p>98.6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5576" calcext:value-type="float">
            <text:p>98.7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3176" calcext:value-type="float">
            <text:p>98.5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4992" calcext:value-type="float">
            <text:p>98.6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852" calcext:value-type="float">
            <text:p>98.6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6872" calcext:value-type="float">
            <text:p>98.4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22968" calcext:value-type="float">
            <text:p>98.4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5368" calcext:value-type="float">
            <text:p>98.5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7456" calcext:value-type="float">
            <text:p>98.5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1256" calcext:value-type="float">
            <text:p>98.4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92488" calcext:value-type="float">
            <text:p>98.3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3136" calcext:value-type="float">
            <text:p>98.2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6184" calcext:value-type="float">
            <text:p>98.2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9608" calcext:value-type="float">
            <text:p>98.2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9232" calcext:value-type="float">
            <text:p>98.2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7624" calcext:value-type="float">
            <text:p>98.3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324" calcext:value-type="float">
            <text:p>98.3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1528" calcext:value-type="float">
            <text:p>98.3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5328" calcext:value-type="float">
            <text:p>98.2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228" calcext:value-type="float">
            <text:p>98.2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3344" calcext:value-type="float">
            <text:p>98.3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992" calcext:value-type="float">
            <text:p>98.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848" calcext:value-type="float">
            <text:p>98.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0088" calcext:value-type="float">
            <text:p>98.2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4056" calcext:value-type="float">
            <text:p>97.9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6896" calcext:value-type="float">
            <text:p>97.8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7" calcext:value-type="float">
            <text:p>97.9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3576" calcext:value-type="float">
            <text:p>97.9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1008" calcext:value-type="float">
            <text:p>97.9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3472" calcext:value-type="float">
            <text:p>97.8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3848" calcext:value-type="float">
            <text:p>97.8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224" calcext:value-type="float">
            <text:p>97.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3096" calcext:value-type="float">
            <text:p>97.9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4432" calcext:value-type="float">
            <text:p>97.9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1864" calcext:value-type="float">
            <text:p>97.9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796" calcext:value-type="float">
            <text:p>97.9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0048" calcext:value-type="float">
            <text:p>97.9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5184" calcext:value-type="float">
            <text:p>97.8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8232" calcext:value-type="float">
            <text:p>97.8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892" calcext:value-type="float">
            <text:p>98.0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416" calcext:value-type="float">
            <text:p>98.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88" calcext:value-type="float">
            <text:p>98.0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88" calcext:value-type="float">
            <text:p>98.0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1216" calcext:value-type="float">
            <text:p>98.1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88" calcext:value-type="float">
            <text:p>98.0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036" calcext:value-type="float">
            <text:p>98.1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42" calcext:value-type="float">
            <text:p>98.3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2904" calcext:value-type="float">
            <text:p>98.6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3736" calcext:value-type="float">
            <text:p>99.2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8808" calcext:value-type="float">
            <text:p>99.4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8808" calcext:value-type="float">
            <text:p>99.4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7952" calcext:value-type="float">
            <text:p>99.4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3568" calcext:value-type="float">
            <text:p>99.4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2984" calcext:value-type="float">
            <text:p>99.3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336" calcext:value-type="float">
            <text:p>99.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9936" calcext:value-type="float">
            <text:p>99.3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716" calcext:value-type="float">
            <text:p>99.1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9624" calcext:value-type="float">
            <text:p>99.0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0272" calcext:value-type="float">
            <text:p>98.9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7664" calcext:value-type="float">
            <text:p>98.6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0468" calcext:value-type="float">
            <text:p>98.4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6288" calcext:value-type="float">
            <text:p>98.3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608" calcext:value-type="float">
            <text:p>98.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5768" calcext:value-type="float">
            <text:p>97.9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0048" calcext:value-type="float">
            <text:p>97.9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4224" calcext:value-type="float">
            <text:p>97.8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1344" calcext:value-type="float">
            <text:p>97.6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268" calcext:value-type="float">
            <text:p>97.6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7544" calcext:value-type="float">
            <text:p>97.6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0488" calcext:value-type="float">
            <text:p>97.6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884" calcext:value-type="float">
            <text:p>97.3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836" calcext:value-type="float">
            <text:p>97.3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836" calcext:value-type="float">
            <text:p>97.3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312" calcext:value-type="float">
            <text:p>97.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1576" calcext:value-type="float">
            <text:p>97.1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9176" calcext:value-type="float">
            <text:p>97.0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308" calcext:value-type="float">
            <text:p>97.0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6608" calcext:value-type="float">
            <text:p>97.0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5752" calcext:value-type="float">
            <text:p>97.0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9384" calcext:value-type="float">
            <text:p>97.1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0616" calcext:value-type="float">
            <text:p>97.1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4144" calcext:value-type="float">
            <text:p>97.1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6232" calcext:value-type="float">
            <text:p>97.1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5" calcext:value-type="float">
            <text:p>97.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4624" calcext:value-type="float">
            <text:p>97.1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6336" calcext:value-type="float">
            <text:p>97.1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1576" calcext:value-type="float">
            <text:p>97.1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3288" calcext:value-type="float">
            <text:p>97.1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4144" calcext:value-type="float">
            <text:p>97.1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8424" calcext:value-type="float">
            <text:p>97.1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452" calcext:value-type="float">
            <text:p>97.1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9552" calcext:value-type="float">
            <text:p>96.9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3832" calcext:value-type="float">
            <text:p>96.9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3312" calcext:value-type="float">
            <text:p>96.6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0912" calcext:value-type="float">
            <text:p>96.4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9368" calcext:value-type="float">
            <text:p>96.2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4504" calcext:value-type="float">
            <text:p>96.2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1936" calcext:value-type="float">
            <text:p>96.2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6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108" calcext:value-type="float">
            <text:p>96.2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3856" calcext:value-type="float">
            <text:p>96.3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1184" calcext:value-type="float">
            <text:p>96.3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4608" calcext:value-type="float">
            <text:p>96.3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728" calcext:value-type="float">
            <text:p>96.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728" calcext:value-type="float">
            <text:p>96.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1184" calcext:value-type="float">
            <text:p>96.3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9472" calcext:value-type="float">
            <text:p>96.3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108" calcext:value-type="float">
            <text:p>96.2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1664" calcext:value-type="float">
            <text:p>96.3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4712" calcext:value-type="float">
            <text:p>96.3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348" calcext:value-type="float">
            <text:p>96.4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872" calcext:value-type="float">
            <text:p>96.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6632" calcext:value-type="float">
            <text:p>96.4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5776" calcext:value-type="float">
            <text:p>96.5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6256" calcext:value-type="float">
            <text:p>96.5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7216" calcext:value-type="float">
            <text:p>96.5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9784" calcext:value-type="float">
            <text:p>96.5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3584" calcext:value-type="float">
            <text:p>96.4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6152" calcext:value-type="float">
            <text:p>96.4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8928" calcext:value-type="float">
            <text:p>96.5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4272" calcext:value-type="float">
            <text:p>96.6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684" calcext:value-type="float">
            <text:p>96.6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064" calcext:value-type="float">
            <text:p>96.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6424" calcext:value-type="float">
            <text:p>96.3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3024" calcext:value-type="float">
            <text:p>95.8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632" calcext:value-type="float">
            <text:p>96.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156" calcext:value-type="float">
            <text:p>96.3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06" calcext:value-type="float">
            <text:p>96.2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7552" calcext:value-type="float">
            <text:p>96.2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7344" calcext:value-type="float">
            <text:p>96.0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4568" calcext:value-type="float">
            <text:p>95.9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292" calcext:value-type="float">
            <text:p>95.7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768" calcext:value-type="float">
            <text:p>95.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3776" calcext:value-type="float">
            <text:p>95.7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4528" calcext:value-type="float">
            <text:p>95.6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2232" calcext:value-type="float">
            <text:p>95.5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8056" calcext:value-type="float">
            <text:p>95.6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244" calcext:value-type="float">
            <text:p>95.7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768" calcext:value-type="float">
            <text:p>95.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4632" calcext:value-type="float">
            <text:p>95.7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864" calcext:value-type="float">
            <text:p>95.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436" calcext:value-type="float">
            <text:p>95.8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152" calcext:value-type="float">
            <text:p>95.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392" calcext:value-type="float">
            <text:p>96.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1352" calcext:value-type="float">
            <text:p>96.1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1352" calcext:value-type="float">
            <text:p>96.1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5256" calcext:value-type="float">
            <text:p>96.1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6864" calcext:value-type="float">
            <text:p>96.0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2376" calcext:value-type="float">
            <text:p>95.9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7032" calcext:value-type="float">
            <text:p>95.8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9224" calcext:value-type="float">
            <text:p>95.8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3504" calcext:value-type="float">
            <text:p>95.8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3984" calcext:value-type="float">
            <text:p>95.8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912" calcext:value-type="float">
            <text:p>95.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3024" calcext:value-type="float">
            <text:p>95.8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484" calcext:value-type="float">
            <text:p>95.8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5152" calcext:value-type="float">
            <text:p>96.0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724" calcext:value-type="float">
            <text:p>96.0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724" calcext:value-type="float">
            <text:p>96.0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636" calcext:value-type="float">
            <text:p>96.6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0472" calcext:value-type="float">
            <text:p>96.7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1808" calcext:value-type="float">
            <text:p>96.7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784" calcext:value-type="float">
            <text:p>97.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5376" calcext:value-type="float">
            <text:p>97.1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216" calcext:value-type="float">
            <text:p>97.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0176" calcext:value-type="float">
            <text:p>97.4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7336" calcext:value-type="float">
            <text:p>97.5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3704" calcext:value-type="float">
            <text:p>97.4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8904" calcext:value-type="float">
            <text:p>97.1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5" calcext:value-type="float">
            <text:p>97.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4312" calcext:value-type="float">
            <text:p>96.9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88" calcext:value-type="float">
            <text:p>97.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88" calcext:value-type="float">
            <text:p>97.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2432" calcext:value-type="float">
            <text:p>97.1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5648" calcext:value-type="float">
            <text:p>97.0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972" calcext:value-type="float">
            <text:p>96.8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876" calcext:value-type="float">
            <text:p>96.7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5816" calcext:value-type="float">
            <text:p>96.8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1536" calcext:value-type="float">
            <text:p>96.8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9344" calcext:value-type="float">
            <text:p>96.8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304" calcext:value-type="float">
            <text:p>96.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352" calcext:value-type="float">
            <text:p>96.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064" calcext:value-type="float">
            <text:p>96.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4064" calcext:value-type="float">
            <text:p>96.5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9952" calcext:value-type="float">
            <text:p>96.3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1456" calcext:value-type="float">
            <text:p>96.2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6488" calcext:value-type="float">
            <text:p>96.1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248" calcext:value-type="float">
            <text:p>96.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4088" calcext:value-type="float">
            <text:p>95.9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6448" calcext:value-type="float">
            <text:p>95.7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4152" calcext:value-type="float">
            <text:p>95.7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5968" calcext:value-type="float">
            <text:p>95.7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816" calcext:value-type="float">
            <text:p>95.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3984" calcext:value-type="float">
            <text:p>95.8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8952" calcext:value-type="float">
            <text:p>96.0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6384" calcext:value-type="float">
            <text:p>96.0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9704" calcext:value-type="float">
            <text:p>95.9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3608" calcext:value-type="float">
            <text:p>95.9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628" calcext:value-type="float">
            <text:p>95.9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4088" calcext:value-type="float">
            <text:p>95.9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9224" calcext:value-type="float">
            <text:p>95.8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4632" calcext:value-type="float">
            <text:p>95.7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8808" calcext:value-type="float">
            <text:p>95.6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432" calcext:value-type="float">
            <text:p>95.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0312" calcext:value-type="float">
            <text:p>95.4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6304" calcext:value-type="float">
            <text:p>95.3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3528" calcext:value-type="float">
            <text:p>95.2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5824" calcext:value-type="float">
            <text:p>95.3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4592" calcext:value-type="float">
            <text:p>95.4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7264" calcext:value-type="float">
            <text:p>95.4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908" calcext:value-type="float">
            <text:p>95.5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956" calcext:value-type="float">
            <text:p>95.5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82816" calcext:value-type="float">
            <text:p>95.6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0456" calcext:value-type="float">
            <text:p>95.8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912" calcext:value-type="float">
            <text:p>95.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7408" calcext:value-type="float">
            <text:p>95.8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3816" calcext:value-type="float">
            <text:p>96.0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348" calcext:value-type="float">
            <text:p>96.4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9304" calcext:value-type="float">
            <text:p>96.5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5088" calcext:value-type="float">
            <text:p>96.3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8576" calcext:value-type="float">
            <text:p>96.0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06" calcext:value-type="float">
            <text:p>96.2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0832" calcext:value-type="float">
            <text:p>95.8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532" calcext:value-type="float">
            <text:p>95.9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0496" calcext:value-type="float">
            <text:p>96.1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4024" calcext:value-type="float">
            <text:p>96.2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7552" calcext:value-type="float">
            <text:p>96.2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6216" calcext:value-type="float">
            <text:p>96.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3544" calcext:value-type="float">
            <text:p>96.1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4024" calcext:value-type="float">
            <text:p>96.2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5464" calcext:value-type="float">
            <text:p>96.2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9096" calcext:value-type="float">
            <text:p>96.3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5944" calcext:value-type="float">
            <text:p>96.3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8576" calcext:value-type="float">
            <text:p>96.0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9704" calcext:value-type="float">
            <text:p>95.9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484" calcext:value-type="float">
            <text:p>95.8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7032" calcext:value-type="float">
            <text:p>95.8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4464" calcext:value-type="float">
            <text:p>95.9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5904" calcext:value-type="float">
            <text:p>96.0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4984" calcext:value-type="float">
            <text:p>96.2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5944" calcext:value-type="float">
            <text:p>96.3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7864" calcext:value-type="float">
            <text:p>96.4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4856" calcext:value-type="float">
            <text:p>96.7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2496" calcext:value-type="float">
            <text:p>96.9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4184" calcext:value-type="float">
            <text:p>97.4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3808" calcext:value-type="float">
            <text:p>97.5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9112" calcext:value-type="float">
            <text:p>97.2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064" calcext:value-type="float">
            <text:p>96.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1624" calcext:value-type="float">
            <text:p>96.0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1352" calcext:value-type="float">
            <text:p>96.1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8784" calcext:value-type="float">
            <text:p>96.1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5464" calcext:value-type="float">
            <text:p>96.2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4584" calcext:value-type="float">
            <text:p>96.8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1432" calcext:value-type="float">
            <text:p>96.8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9888" calcext:value-type="float">
            <text:p>96.6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2184" calcext:value-type="float">
            <text:p>96.7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1808" calcext:value-type="float">
            <text:p>96.7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3416" calcext:value-type="float">
            <text:p>96.6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8552" calcext:value-type="float">
            <text:p>96.6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5024" calcext:value-type="float">
            <text:p>96.5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6592" calcext:value-type="float">
            <text:p>96.1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5112" calcext:value-type="float">
            <text:p>95.7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148" calcext:value-type="float">
            <text:p>95.6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6136" calcext:value-type="float">
            <text:p>95.5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384" calcext:value-type="float">
            <text:p>95.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952" calcext:value-type="float">
            <text:p>95.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0064" calcext:value-type="float">
            <text:p>95.0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284" calcext:value-type="float">
            <text:p>95.1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1984" calcext:value-type="float">
            <text:p>95.1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6952" calcext:value-type="float">
            <text:p>95.2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572" calcext:value-type="float">
            <text:p>95.2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6576" calcext:value-type="float">
            <text:p>95.2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2984" calcext:value-type="float">
            <text:p>95.5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6032" calcext:value-type="float">
            <text:p>95.5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196" calcext:value-type="float">
            <text:p>95.6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3296" calcext:value-type="float">
            <text:p>95.7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9768" calcext:value-type="float">
            <text:p>95.6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6448" calcext:value-type="float">
            <text:p>95.7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1688" calcext:value-type="float">
            <text:p>95.8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388" calcext:value-type="float">
            <text:p>95.8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9328" calcext:value-type="float">
            <text:p>95.9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82" calcext:value-type="float">
            <text:p>96.0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0872" calcext:value-type="float">
            <text:p>96.1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3" calcext:value-type="float">
            <text:p>96.3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348" calcext:value-type="float">
            <text:p>96.4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1768" calcext:value-type="float">
            <text:p>96.4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8824" calcext:value-type="float">
            <text:p>96.5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8176" calcext:value-type="float">
            <text:p>96.6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2768" calcext:value-type="float">
            <text:p>96.8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7904" calcext:value-type="float">
            <text:p>96.7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3624" calcext:value-type="float">
            <text:p>96.8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5816" calcext:value-type="float">
            <text:p>96.8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8928" calcext:value-type="float">
            <text:p>96.5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7488" calcext:value-type="float">
            <text:p>96.4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6528" calcext:value-type="float">
            <text:p>96.4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1016" calcext:value-type="float">
            <text:p>96.5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7904" calcext:value-type="float">
            <text:p>96.7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0992" calcext:value-type="float">
            <text:p>97.0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316" calcext:value-type="float">
            <text:p>97.6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9504" calcext:value-type="float">
            <text:p>98.1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4744" calcext:value-type="float">
            <text:p>98.1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272" calcext:value-type="float">
            <text:p>97.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3288" calcext:value-type="float">
            <text:p>97.1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168" calcext:value-type="float">
            <text:p>97.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692" calcext:value-type="float">
            <text:p>97.2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8632" calcext:value-type="float">
            <text:p>97.2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3976" calcext:value-type="float">
            <text:p>97.3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028" calcext:value-type="float">
            <text:p>97.4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888" calcext:value-type="float">
            <text:p>97.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4328" calcext:value-type="float">
            <text:p>97.8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088" calcext:value-type="float">
            <text:p>98.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6264" calcext:value-type="float">
            <text:p>98.8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4616" calcext:value-type="float">
            <text:p>98.6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8688" calcext:value-type="float">
            <text:p>98.4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2216" calcext:value-type="float">
            <text:p>98.5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424" calcext:value-type="float">
            <text:p>98.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1216" calcext:value-type="float">
            <text:p>98.1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7376" calcext:value-type="float">
            <text:p>97.8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7336" calcext:value-type="float">
            <text:p>97.5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316" calcext:value-type="float">
            <text:p>97.6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84" calcext:value-type="float">
            <text:p>97.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792" calcext:value-type="float">
            <text:p>97.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1344" calcext:value-type="float">
            <text:p>97.6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6856" calcext:value-type="float">
            <text:p>97.5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552" calcext:value-type="float">
            <text:p>97.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9632" calcext:value-type="float">
            <text:p>97.6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5936" calcext:value-type="float">
            <text:p>97.7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9816" calcext:value-type="float">
            <text:p>98.3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2664" calcext:value-type="float">
            <text:p>96.7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924" calcext:value-type="float">
            <text:p>96.7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3792" calcext:value-type="float">
            <text:p>96.6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684" calcext:value-type="float">
            <text:p>96.6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9848" calcext:value-type="float">
            <text:p>96.3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3752" calcext:value-type="float">
            <text:p>96.3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2896" calcext:value-type="float">
            <text:p>96.3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728" calcext:value-type="float">
            <text:p>96.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6152" calcext:value-type="float">
            <text:p>96.4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4272" calcext:value-type="float">
            <text:p>96.6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3416" calcext:value-type="float">
            <text:p>96.6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4544" calcext:value-type="float">
            <text:p>96.5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3376" calcext:value-type="float">
            <text:p>96.3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3" calcext:value-type="float">
            <text:p>96.3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54" calcext:value-type="float">
            <text:p>96.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9784" calcext:value-type="float">
            <text:p>96.5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0264" calcext:value-type="float">
            <text:p>96.6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3936" calcext:value-type="float">
            <text:p>97.0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1472" calcext:value-type="float">
            <text:p>97.1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0344" calcext:value-type="float">
            <text:p>97.2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3768" calcext:value-type="float">
            <text:p>97.2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264" calcext:value-type="float">
            <text:p>97.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408" calcext:value-type="float">
            <text:p>97.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0552" calcext:value-type="float">
            <text:p>97.3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22" calcext:value-type="float">
            <text:p>97.6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5832" calcext:value-type="float">
            <text:p>97.7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8232" calcext:value-type="float">
            <text:p>97.8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652" calcext:value-type="float">
            <text:p>97.8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8336" calcext:value-type="float">
            <text:p>97.9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5912" calcext:value-type="float">
            <text:p>90.7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4096" calcext:value-type="float">
            <text:p>90.6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1424" calcext:value-type="float">
            <text:p>90.6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2384" calcext:value-type="float">
            <text:p>90.7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7248" calcext:value-type="float">
            <text:p>90.7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0296" calcext:value-type="float">
            <text:p>90.7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9816" calcext:value-type="float">
            <text:p>90.7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848" calcext:value-type="float">
            <text:p>90.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4096" calcext:value-type="float">
            <text:p>90.6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3448" calcext:value-type="float">
            <text:p>90.8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992" calcext:value-type="float">
            <text:p>90.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4304" calcext:value-type="float">
            <text:p>90.8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6872" calcext:value-type="float">
            <text:p>90.7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516" calcext:value-type="float">
            <text:p>90.8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992" calcext:value-type="float">
            <text:p>90.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6872" calcext:value-type="float">
            <text:p>90.7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4576" calcext:value-type="float">
            <text:p>90.7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8688" calcext:value-type="float">
            <text:p>90.8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4304" calcext:value-type="float">
            <text:p>90.8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992" calcext:value-type="float">
            <text:p>90.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4096" calcext:value-type="float">
            <text:p>90.6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1736" calcext:value-type="float">
            <text:p>90.8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8208" calcext:value-type="float">
            <text:p>90.8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6872" calcext:value-type="float">
            <text:p>90.7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9064" calcext:value-type="float">
            <text:p>90.8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4304" calcext:value-type="float">
            <text:p>90.8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9544" calcext:value-type="float">
            <text:p>90.8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4784" calcext:value-type="float">
            <text:p>90.8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612" calcext:value-type="float">
            <text:p>90.8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3176" calcext:value-type="float">
            <text:p>90.9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6976" calcext:value-type="float">
            <text:p>90.8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0672" calcext:value-type="float">
            <text:p>90.7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9336" calcext:value-type="float">
            <text:p>90.6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9336" calcext:value-type="float">
            <text:p>90.6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9712" calcext:value-type="float">
            <text:p>90.6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4848" calcext:value-type="float">
            <text:p>90.6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3992" calcext:value-type="float">
            <text:p>90.6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4848" calcext:value-type="float">
            <text:p>90.6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3992" calcext:value-type="float">
            <text:p>90.6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4848" calcext:value-type="float">
            <text:p>90.6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3616" calcext:value-type="float">
            <text:p>90.6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4952" calcext:value-type="float">
            <text:p>90.6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8856" calcext:value-type="float">
            <text:p>90.6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3992" calcext:value-type="float">
            <text:p>90.6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8752" calcext:value-type="float">
            <text:p>90.5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9984" calcext:value-type="float">
            <text:p>90.5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3576" calcext:value-type="float">
            <text:p>90.3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5976" calcext:value-type="float">
            <text:p>90.4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4848" calcext:value-type="float">
            <text:p>90.6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3136" calcext:value-type="float">
            <text:p>90.6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8376" calcext:value-type="float">
            <text:p>90.6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0568" calcext:value-type="float">
            <text:p>90.6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3992" calcext:value-type="float">
            <text:p>90.6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5328" calcext:value-type="float">
            <text:p>90.6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9712" calcext:value-type="float">
            <text:p>90.6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8856" calcext:value-type="float">
            <text:p>90.6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1424" calcext:value-type="float">
            <text:p>90.6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1904" calcext:value-type="float">
            <text:p>90.6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1904" calcext:value-type="float">
            <text:p>90.6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4952" calcext:value-type="float">
            <text:p>90.6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4096" calcext:value-type="float">
            <text:p>90.6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9336" calcext:value-type="float">
            <text:p>90.6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2384" calcext:value-type="float">
            <text:p>90.7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0296" calcext:value-type="float">
            <text:p>90.7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8104" calcext:value-type="float">
            <text:p>90.7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6392" calcext:value-type="float">
            <text:p>90.7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3344" calcext:value-type="float">
            <text:p>90.7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992" calcext:value-type="float">
            <text:p>90.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6872" calcext:value-type="float">
            <text:p>90.7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9544" calcext:value-type="float">
            <text:p>90.8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3824" calcext:value-type="float">
            <text:p>90.7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1632" calcext:value-type="float">
            <text:p>90.7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9544" calcext:value-type="float">
            <text:p>90.8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9544" calcext:value-type="float">
            <text:p>90.8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4304" calcext:value-type="float">
            <text:p>90.8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4096" calcext:value-type="float">
            <text:p>90.6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4784" calcext:value-type="float">
            <text:p>90.8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8312" calcext:value-type="float">
            <text:p>90.8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1736" calcext:value-type="float">
            <text:p>90.8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136" calcext:value-type="float">
            <text:p>90.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0504" calcext:value-type="float">
            <text:p>90.9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9272" calcext:value-type="float">
            <text:p>90.9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5368" calcext:value-type="float">
            <text:p>90.9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1944" calcext:value-type="float">
            <text:p>90.9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1944" calcext:value-type="float">
            <text:p>90.9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6432" calcext:value-type="float">
            <text:p>91.0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5576" calcext:value-type="float">
            <text:p>91.0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424" calcext:value-type="float">
            <text:p>91.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8144" calcext:value-type="float">
            <text:p>91.0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328" calcext:value-type="float">
            <text:p>91.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1192" calcext:value-type="float">
            <text:p>91.0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9856" calcext:value-type="float">
            <text:p>91.0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2904" calcext:value-type="float">
            <text:p>91.0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376" calcext:value-type="float">
            <text:p>91.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1944" calcext:value-type="float">
            <text:p>90.9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9376" calcext:value-type="float">
            <text:p>91.0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5744" calcext:value-type="float">
            <text:p>90.9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2592" calcext:value-type="float">
            <text:p>90.8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848" calcext:value-type="float">
            <text:p>90.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5056" calcext:value-type="float">
            <text:p>90.7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6392" calcext:value-type="float">
            <text:p>90.7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3072" calcext:value-type="float">
            <text:p>90.8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6496" calcext:value-type="float">
            <text:p>90.8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0984" calcext:value-type="float">
            <text:p>90.9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2696" calcext:value-type="float">
            <text:p>90.9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4304" calcext:value-type="float">
            <text:p>90.8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1632" calcext:value-type="float">
            <text:p>90.7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2008" calcext:value-type="float">
            <text:p>90.7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132" calcext:value-type="float">
            <text:p>90.5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18" calcext:value-type="float">
            <text:p>90.6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132" calcext:value-type="float">
            <text:p>90.5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8376" calcext:value-type="float">
            <text:p>90.6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0568" calcext:value-type="float">
            <text:p>90.6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8376" calcext:value-type="float">
            <text:p>90.6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276" calcext:value-type="float">
            <text:p>90.6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4472" calcext:value-type="float">
            <text:p>90.6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9336" calcext:value-type="float">
            <text:p>90.6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3992" calcext:value-type="float">
            <text:p>90.6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704" calcext:value-type="float">
            <text:p>90.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8856" calcext:value-type="float">
            <text:p>90.6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9712" calcext:value-type="float">
            <text:p>90.6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132" calcext:value-type="float">
            <text:p>90.5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2656" calcext:value-type="float">
            <text:p>90.5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1696" calcext:value-type="float">
            <text:p>90.5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7312" calcext:value-type="float">
            <text:p>90.5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8064" calcext:value-type="float">
            <text:p>90.4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844" calcext:value-type="float">
            <text:p>90.3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2576" calcext:value-type="float">
            <text:p>89.9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7088" calcext:value-type="float">
            <text:p>89.4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7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6456" calcext:value-type="float">
            <text:p>90.5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1696" calcext:value-type="float">
            <text:p>90.5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8648" calcext:value-type="float">
            <text:p>90.5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2176" calcext:value-type="float">
            <text:p>90.5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8792" calcext:value-type="float">
            <text:p>90.9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5848" calcext:value-type="float">
            <text:p>90.9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2384" calcext:value-type="float">
            <text:p>90.7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5808" calcext:value-type="float">
            <text:p>90.6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7144" calcext:value-type="float">
            <text:p>90.6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0296" calcext:value-type="float">
            <text:p>90.7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9064" calcext:value-type="float">
            <text:p>90.8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4408" calcext:value-type="float">
            <text:p>90.8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7664" calcext:value-type="float">
            <text:p>91.0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424" calcext:value-type="float">
            <text:p>91.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5136" calcext:value-type="float">
            <text:p>91.3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1336" calcext:value-type="float">
            <text:p>91.4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668" calcext:value-type="float">
            <text:p>91.5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0764" calcext:value-type="float">
            <text:p>91.6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01544" calcext:value-type="float">
            <text:p>91.6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92984" calcext:value-type="float">
            <text:p>91.6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3464" calcext:value-type="float">
            <text:p>91.7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9016" calcext:value-type="float">
            <text:p>91.9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50896" calcext:value-type="float">
            <text:p>91.7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2232" calcext:value-type="float">
            <text:p>91.7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0792" calcext:value-type="float">
            <text:p>91.6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856" calcext:value-type="float">
            <text:p>91.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7496" calcext:value-type="float">
            <text:p>91.2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4616" calcext:value-type="float">
            <text:p>91.0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0712" calcext:value-type="float">
            <text:p>91.0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6912" calcext:value-type="float">
            <text:p>91.1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8248" calcext:value-type="float">
            <text:p>91.1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1424" calcext:value-type="float">
            <text:p>90.6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3952" calcext:value-type="float">
            <text:p>90.2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8816" calcext:value-type="float">
            <text:p>90.3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844" calcext:value-type="float">
            <text:p>90.3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4536" calcext:value-type="float">
            <text:p>90.3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9776" calcext:value-type="float">
            <text:p>90.4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844" calcext:value-type="float">
            <text:p>90.3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8128" calcext:value-type="float">
            <text:p>90.1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1528" calcext:value-type="float">
            <text:p>90.7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516" calcext:value-type="float">
            <text:p>90.8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3448" calcext:value-type="float">
            <text:p>90.8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1152" calcext:value-type="float">
            <text:p>90.7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1152" calcext:value-type="float">
            <text:p>90.7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2824" calcext:value-type="float">
            <text:p>90.4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224" calcext:value-type="float">
            <text:p>90.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3576" calcext:value-type="float">
            <text:p>90.3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3096" calcext:value-type="float">
            <text:p>90.3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3952" calcext:value-type="float">
            <text:p>90.2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316" calcext:value-type="float">
            <text:p>90.0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5504" calcext:value-type="float">
            <text:p>88.9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0048" calcext:value-type="float">
            <text:p>90.3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8336" calcext:value-type="float">
            <text:p>90.3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5016" calcext:value-type="float">
            <text:p>90.4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4264" calcext:value-type="float">
            <text:p>90.5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8544" calcext:value-type="float">
            <text:p>90.4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6832" calcext:value-type="float">
            <text:p>90.4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988" calcext:value-type="float">
            <text:p>90.4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5016" calcext:value-type="float">
            <text:p>90.4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9504" calcext:value-type="float">
            <text:p>90.5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7312" calcext:value-type="float">
            <text:p>90.5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1592" calcext:value-type="float">
            <text:p>90.4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2448" calcext:value-type="float">
            <text:p>90.4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7104" calcext:value-type="float">
            <text:p>90.3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4056" calcext:value-type="float">
            <text:p>90.3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844" calcext:value-type="float">
            <text:p>90.3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844" calcext:value-type="float">
            <text:p>90.3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796" calcext:value-type="float">
            <text:p>90.3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0152" calcext:value-type="float">
            <text:p>90.3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796" calcext:value-type="float">
            <text:p>90.3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6728" calcext:value-type="float">
            <text:p>90.4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9296" calcext:value-type="float">
            <text:p>90.3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5872" calcext:value-type="float">
            <text:p>90.4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308</text:p>
          </table:table-cell>
          <table:table-cell office:value-type="string" calcext:value-type="string">
            <text:p>TWDB:0647308</text:p>
          </table:table-cell>
          <table:table-cell office:value-type="string" calcext:value-type="string">
            <text:p>196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8544" calcext:value-type="float">
            <text:p>90.4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766" meta:object-count="0"/>
    <meta:user-defined meta:name="AppVersion">3.0</meta:user-defined>
  </office:meta>
</office:document-meta>
</file>